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0000000080C05B6AF838730B5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9.6cm" fo:break-before="page" table:align="margins" style:writing-mode="page"/>
    </style:style>
    <style:style style:name="Tabela1.A" style:family="table-column">
      <style:table-column-properties style:column-width="3.201cm" style:rel-column-width="10704*"/>
    </style:style>
    <style:style style:name="Tabela1.B" style:family="table-column">
      <style:table-column-properties style:column-width="7.798cm" style:rel-column-width="26073*"/>
    </style:style>
    <style:style style:name="Tabela1.C" style:family="table-column">
      <style:table-column-properties style:column-width="3.004cm" style:rel-column-width="10043*"/>
    </style:style>
    <style:style style:name="Tabela1.D" style:family="table-column">
      <style:table-column-properties style:column-width="2.903cm" style:rel-column-width="9707*"/>
    </style:style>
    <style:style style:name="Tabela1.E" style:family="table-column">
      <style:table-column-properties style:column-width="2.693cm" style:rel-column-width="9008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9.6cm" fo:break-before="column" table:align="margins" style:writing-mode="page"/>
    </style:style>
    <style:style style:name="Tabela2.A" style:family="table-column">
      <style:table-column-properties style:column-width="14.208cm" style:rel-column-width="47504*"/>
    </style:style>
    <style:style style:name="Tabela2.B" style:family="table-column">
      <style:table-column-properties style:column-width="5.392cm" style:rel-column-width="18031*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paragraph-rsid="001ca495"/>
    </style:style>
    <style:style style:name="P2" style:family="paragraph" style:parent-style-name="Header">
      <style:text-properties officeooo:rsid="001ca495" officeooo:paragraph-rsid="001ca495"/>
    </style:style>
    <style:style style:name="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P4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34a8ba" officeooo:paragraph-rsid="0034f4fa" style:font-weight-asian="bold" style:font-weight-complex="bold"/>
    </style:style>
    <style:style style:name="P7" style:family="paragraph" style:parent-style-name="Footer">
      <style:text-properties officeooo:paragraph-rsid="0025f1b8"/>
    </style:style>
    <style:style style:name="P8" style:family="paragraph" style:parent-style-name="Standard">
      <style:text-properties officeooo:paragraph-rsid="0034f4fa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ca4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495" style:font-weight-asian="bold" style:font-weight-complex="bold"/>
    </style:style>
    <style:style style:name="T4" style:family="text">
      <style:text-properties officeooo:rsid="001ef3c0"/>
    </style:style>
    <style:style style:name="T5" style:family="text">
      <style:text-properties officeooo:rsid="0025f1b8"/>
    </style:style>
    <style:style style:name="T6" style:family="text">
      <style:text-properties fo:font-size="10pt" fo:language="pt" fo:country="BR" style:language-asian="zh" style:country-asian="CN" style:language-complex="hi" style:country-complex="IN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Table_20_Contents"><office:annotation><dc:creator>Ronoaldo JLP</dc:creator><dc:date>2018-02-01T20:57:59</dc:date><text:p text:style-name="P10"><text:span text:style-name="T6">{{range .Items}}</text:span></text:p></office:annotation>{{or .ItemNo ""}}</text:p>
          </table:table-cell>
          <table:table-cell table:style-name="Tabela1.A1" office:value-type="string">
            <text:p text:style-name="Table_20_Contents">{{or .Name ""}}</text:p>
          </table:table-cell>
          <table:table-cell table:style-name="Tabela1.A1" office:value-type="string">
            <text:p text:style-name="Table_20_Contents">{{or .Quant ""}}</text:p>
          </table:table-cell>
          <table:table-cell table:style-name="Tabela1.A1" office:value-type="string">
            <text:p text:style-name="Table_20_Contents">{{or .Price ""}}</text:p>
          </table:table-cell>
          <table:table-cell table:style-name="Tabela1.E1" office:value-type="string">
            <text:p text:style-name="P5">{{or .Total ""}}<text:span text:style-name="T2"><office:annotation><dc:creator>Ronoaldo JLP</dc:creator><dc:date>2018-02-01T20:58:14</dc:date><text:p text:style-name="P10"><text:span text:style-name="T6">{{end}}</text:span></text:p></office:annotation>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Grand Total</text:p>
          </table:table-cell>
          <table:table-cell table:style-name="Tabela2.B1" office:value-type="string">
            <text:p text:style-name="P9">{{or .GrandTotal ""}}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9.6cm" table:align="margins"/>
    </style:style>
    <style:style style:name="Tabela3.A" style:family="table-column">
      <style:table-column-properties style:column-width="3.201cm" style:rel-column-width="10704*"/>
    </style:style>
    <style:style style:name="Tabela3.B" style:family="table-column">
      <style:table-column-properties style:column-width="7.798cm" style:rel-column-width="26073*"/>
    </style:style>
    <style:style style:name="Tabela3.C" style:family="table-column">
      <style:table-column-properties style:column-width="3.004cm" style:rel-column-width="10043*"/>
    </style:style>
    <style:style style:name="Tabela3.D" style:family="table-column">
      <style:table-column-properties style:column-width="2.903cm" style:rel-column-width="9707*"/>
    </style:style>
    <style:style style:name="Tabela3.E" style:family="table-column">
      <style:table-column-properties style:column-width="2.693cm" style:rel-column-width="9008*"/>
    </style:style>
    <style:style style:name="Tabela3.1" style:family="table-row">
      <style:table-row-properties fo:background-color="#000000" fo:keep-together="always">
        <style:background-image/>
      </style:table-row-properties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none" fo:border-top="0.05pt solid #000000" fo:border-bottom="0.05pt solid #000000"/>
    </style:style>
    <style:style style:name="Tabela3.E1" style:family="table-cell">
      <style:table-cell-properties fo:padding="0.097cm" fo:border-left="none" fo:border-right="0.05pt solid #000000" fo:border-top="0.05pt solid #000000" fo:border-bottom="0.05pt solid #000000"/>
    </style:style>
    <style:style style:name="MP1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paragraph-rsid="001ca495"/>
    </style:style>
    <style:style style:name="MP2" style:family="paragraph" style:parent-style-name="Header">
      <style:text-properties officeooo:rsid="001ca495" officeooo:paragraph-rsid="001ca495"/>
    </style:style>
    <style:style style:name="M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MP4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MP5" style:family="paragraph" style:parent-style-name="Footer">
      <style:text-properties officeooo:paragraph-rsid="0025f1b8"/>
    </style:style>
    <style:style style:name="MT1" style:family="text">
      <style:text-properties officeooo:rsid="001ca495"/>
    </style:style>
    <style:style style:name="MT2" style:family="text">
      <style:text-properties fo:font-weight="bold" officeooo:rsid="001ca495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1ef3c0"/>
    </style:style>
    <style:style style:name="MT5" style:family="text">
      <style:text-properties officeooo:rsid="0025f1b8"/>
    </style:style>
    <style:style style:name="M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Figura2" text:anchor-type="as-char" svg:y="-0.93cm" svg:width="2.801cm" svg:height="1.49cm" draw:z-index="0"><draw:image xlink:href="Pictures/100002010000010000000080C05B6AF838730B5E.png" xlink:type="simple" xlink:show="embed" xlink:actuate="onLoad"/></draw:frame></text:span><text:span text:style-name="MT1"><text:tab/>Order</text:span><text:span text:style-name="MT2">:</text:span><text:span text:style-name="MT1"> </text:span>#<text:span text:style-name="MT3">{{or .Order ""}}</text:span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office:value-type="string">
              <text:p text:style-name="MP3">Item</text:p>
            </table:table-cell>
            <table:table-cell table:style-name="Tabela3.B1" office:value-type="string">
              <text:p text:style-name="MP3">Name</text:p>
            </table:table-cell>
            <table:table-cell table:style-name="Tabela3.B1" office:value-type="string">
              <text:p text:style-name="MP3">Quantity</text:p>
            </table:table-cell>
            <table:table-cell table:style-name="Tabela3.B1" office:value-type="string">
              <text:p text:style-name="MP3">Unit Value</text:p>
            </table:table-cell>
            <table:table-cell table:style-name="Tabela3.E1" office:value-type="string">
              <text:p text:style-name="MP4">Tota<text:span text:style-name="MT4">l</text:span></text:p>
            </table:table-cell>
          </table:table-row>
        </table:table>
      </style:header>
      <style:footer>
        <text:p text:style-name="MP5"><text:span text:style-name="MT5">Order #</text:span>{{or .Order ""}}<text:span text:style-name="MT5"> <text:tab/>- </text:span><text:span text:style-name="MT5"><text:page-number text:select-page="current">1</text:page-number></text:span><text:span text:style-name="MT5"> -<text:tab/>Report Generated at </text:span>{{or .Date ""}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oaldo JLP</meta:initial-creator>
    <meta:creation-date>2017-12-04T11:58:20.396079486</meta:creation-date>
    <dc:date>2018-02-08T01:06:59.588947986</dc:date>
    <meta:editing-duration>PT2H25M25S</meta:editing-duration>
    <meta:editing-cycles>31</meta:editing-cycles>
    <meta:generator>LibreOffice/5.2.7.2$Linux_X86_64 LibreOffice_project/20m0$Build-2</meta:generator>
    <meta:document-statistic meta:table-count="3" meta:image-count="1" meta:object-count="0" meta:page-count="1" meta:paragraph-count="14" meta:word-count="44" meta:character-count="238" meta:non-whitespace-character-count="206"/>
  </office:meta>
</office:document-meta>
</file>